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99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0.831cm"/>
    </style:style>
    <style:style style:name="Таблица1.C" style:family="table-column">
      <style:table-column-properties style:column-width="12.977cm"/>
    </style:style>
    <style:style style:name="Таблица1.D" style:family="table-column">
      <style:table-column-properties style:column-width="0.577cm"/>
    </style:style>
    <style:style style:name="Таблица1.H" style:family="table-column">
      <style:table-column-properties style:column-width="0.773cm"/>
    </style:style>
    <style:style style:name="Таблица1.A1" style:family="table-cell">
      <style:table-cell-properties fo:padding-left="0.191cm" fo:padding-right="0.191cm" fo:padding-top="0cm" fo:padding-bottom="0cm" fo:border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D1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3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E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G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H3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4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5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6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7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8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9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10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1" style:family="table-row">
      <style:table-row-properties style:min-row-height="1.106cm"/>
    </style:style>
    <style:style style:name="Таблица1.A11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1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2" style:family="table-row">
      <style:table-row-properties style:min-row-height="1.198cm"/>
    </style:style>
    <style:style style:name="Таблица1.A12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2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3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B14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P1" style:family="paragraph" style:parent-style-name="Обычный">
      <style:paragraph-properties fo:line-height="100%" fo:text-align="center" style:justify-single-word="false"/>
      <style:text-properties fo:font-size="13pt" fo:language="ru" fo:country="RU" fo:font-weight="bold" style:font-size-asian="13pt" style:font-weight-asian="bold" style:font-size-complex="13pt"/>
    </style:style>
    <style:style style:name="P2" style:family="paragraph" style:parent-style-name="Обычный">
      <style:paragraph-properties fo:line-height="100%" fo:text-align="center" style:justify-single-word="false"/>
    </style:style>
    <style:style style:name="P3" style:family="paragraph" style:parent-style-name="Обычный">
      <style:paragraph-properties fo:line-height="100%" fo:text-align="start" style:justify-single-word="false"/>
    </style:style>
    <style:style style:name="P4" style:family="paragraph" style:parent-style-name="Обычный">
      <style:text-properties fo:language="ru" fo:country="RU"/>
    </style:style>
    <style:style style:name="P5" style:family="paragraph" style:parent-style-name="Обычный">
      <style:paragraph-properties fo:line-height="100%" fo:text-align="center" style:justify-single-word="false"/>
      <style:text-properties fo:language="ru" fo:country="RU" fo:font-weight="bold" style:font-weight-asian="bold"/>
    </style:style>
    <style:style style:name="P6" style:family="paragraph" style:parent-style-name="Обычный">
      <style:text-properties fo:language="ru" fo:country="RU" fo:font-weight="bold" style:font-weight-asian="bold" style:font-size-complex="14pt"/>
    </style:style>
    <style:style style:name="P7" style:family="paragraph" style:parent-style-name="Обычный">
      <style:paragraph-properties fo:line-height="100%" fo:text-align="center" style:justify-single-word="false"/>
      <style:text-properties fo:language="ru" fo:country="RU"/>
    </style:style>
    <style:style style:name="P8" style:family="paragraph" style:parent-style-name="Обычный">
      <style:paragraph-properties fo:line-height="120%">
        <style:tab-stops>
          <style:tab-stop style:position="4.001cm" style:type="center"/>
          <style:tab-stop style:position="17.754cm" style:type="right"/>
        </style:tab-stops>
      </style:paragraph-properties>
    </style:style>
    <style:style style:name="P9" style:family="paragraph" style:parent-style-name="Обычный">
      <style:paragraph-properties fo:line-height="120%">
        <style:tab-stops>
          <style:tab-stop style:position="11.502cm" style:type="center"/>
          <style:tab-stop style:position="17.754cm" style:type="right"/>
        </style:tab-stops>
      </style:paragraph-properties>
    </style:style>
    <style:style style:name="P10" style:family="paragraph" style:parent-style-name="Обычный">
      <style:paragraph-properties fo:line-height="120%">
        <style:tab-stops>
          <style:tab-stop style:position="12.002cm" style:type="center"/>
          <style:tab-stop style:position="17.754cm" style:type="right"/>
        </style:tab-stops>
      </style:paragraph-properties>
    </style:style>
    <style:style style:name="P11" style:family="paragraph" style:parent-style-name="Обычный">
      <style:paragraph-properties fo:line-height="120%">
        <style:tab-stops>
          <style:tab-stop style:position="17.754cm" style:type="right"/>
        </style:tab-stops>
      </style:paragraph-properties>
    </style:style>
    <style:style style:name="P12" style:family="paragraph" style:parent-style-name="Обычный">
      <style:paragraph-properties fo:line-height="100%" fo:text-align="center" style:justify-single-word="false"/>
      <style:text-properties fo:font-size="11pt" style:font-size-asian="11pt" style:font-size-complex="11pt"/>
    </style:style>
    <style:style style:name="P13" style:family="paragraph" style:parent-style-name="Обычный">
      <style:paragraph-properties fo:line-height="100%" fo:text-align="start" style:justify-single-word="false"/>
      <style:text-properties fo:font-size="11pt" fo:language="ru" fo:country="RU" style:font-size-asian="11pt" style:font-size-complex="11pt"/>
    </style:style>
    <style:style style:name="P14" style:family="paragraph" style:parent-style-name="Обычный">
      <style:paragraph-properties fo:line-height="100%" fo:text-align="center" style:justify-single-word="false"/>
      <style:text-properties fo:font-size="11pt" fo:font-weight="bold" style:font-size-asian="11pt" style:font-weight-asian="bold" style:font-size-complex="11pt"/>
    </style:style>
    <style:style style:name="P15" style:family="paragraph" style:parent-style-name="Обычный">
      <style:text-properties fo:font-size="12pt" fo:language="ru" fo:country="RU" style:font-size-asian="12pt" style:font-size-complex="12pt"/>
    </style:style>
    <style:style style:name="P16" style:family="paragraph" style:parent-style-name="Обычный">
      <style:paragraph-properties>
        <style:tab-stops>
          <style:tab-stop style:position="17.501cm" style:type="right"/>
        </style:tab-stops>
      </style:paragraph-properties>
    </style:style>
    <style:style style:name="P17" style:family="paragraph" style:parent-style-name="Название">
      <style:paragraph-properties fo:line-height="120%"/>
    </style:style>
    <style:style style:name="P18" style:family="paragraph" style:parent-style-name="Table">
      <style:paragraph-properties fo:line-height="120%" fo:text-align="center" style:justify-single-word="false"/>
      <style:text-properties fo:font-size="11pt" fo:font-weight="bold" style:font-size-asian="11pt" style:font-weight-asian="bold" style:font-size-complex="11pt"/>
    </style:style>
    <style:style style:name="P19" style:family="paragraph" style:parent-style-name="Table">
      <style:paragraph-properties fo:line-height="120%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">
      <style:paragraph-properties fo:line-height="120%" fo:text-align="center" style:justify-single-word="false"/>
      <style:text-properties fo:font-size="11pt" style:font-size-asian="11pt" style:font-size-complex="11pt"/>
    </style:style>
    <style:style style:name="P21" style:family="paragraph" style:parent-style-name="Table">
      <style:paragraph-properties fo:line-height="120%"/>
    </style:style>
    <style:style style:name="P22" style:family="paragraph" style:parent-style-name="Table">
      <style:paragraph-properties fo:line-height="120%" fo:text-align="center" style:justify-single-word="false"/>
    </style:style>
    <style:style style:name="P23" style:family="paragraph" style:parent-style-name="Обычный">
      <style:paragraph-properties fo:margin-top="0.494cm" fo:margin-bottom="0cm" loext:contextual-spacing="false" fo:break-before="page"/>
    </style:style>
    <style:style style:name="P24" style:family="paragraph" style:parent-style-name="Обычный">
      <style:paragraph-properties fo:margin-top="0.494cm" fo:margin-bottom="0cm" loext:contextual-spacing="false"/>
    </style:style>
    <style:style style:name="P25" style:family="paragraph" style:parent-style-name="Обычный" style:list-style-name="L1">
      <style:paragraph-properties>
        <style:tab-stops>
          <style:tab-stop style:position="0cm"/>
          <style:tab-stop style:position="14.231cm"/>
        </style:tab-stops>
      </style:paragraph-properties>
    </style:style>
    <style:style style:name="P26" style:family="paragraph" style:parent-style-name="Обычный" style:list-style-name="L2">
      <style:paragraph-properties>
        <style:tab-stops>
          <style:tab-stop style:position="0cm"/>
          <style:tab-stop style:position="14.231cm"/>
        </style:tab-stops>
      </style:paragraph-properties>
    </style:style>
    <style:style style:name="P27" style:family="paragraph" style:parent-style-name="Обычный">
      <style:text-properties officeooo:paragraph-rsid="000b8820"/>
    </style:style>
    <style:style style:name="P28" style:family="paragraph" style:parent-style-name="Обычный">
      <style:paragraph-properties fo:line-height="120%">
        <style:tab-stops>
          <style:tab-stop style:position="17.754cm" style:type="right"/>
        </style:tab-stops>
      </style:paragraph-properties>
      <style:text-properties officeooo:paragraph-rsid="000e90fe"/>
    </style:style>
    <style:style style:name="P29" style:family="paragraph" style:parent-style-name="Название" style:master-page-name="MP0">
      <style:paragraph-properties style:page-number="auto" fo:break-before="page"/>
    </style:style>
    <style:style style:name="T1" style:family="text">
      <style:text-properties style:font-size-complex="13pt"/>
    </style:style>
    <style:style style:name="T2" style:family="text">
      <style:text-properties fo:text-transform="uppercase" fo:font-size="8pt" style:font-size-asian="8pt" style:font-size-complex="8pt"/>
    </style:style>
    <style:style style:name="T3" style:family="text">
      <style:text-properties fo:font-size="13pt" fo:language="ru" fo:country="RU" fo:font-weight="bold" style:font-size-asian="13pt" style:font-weight-asian="bold" style:font-size-complex="13pt"/>
    </style:style>
    <style:style style:name="T4" style:family="text">
      <style:text-properties fo:letter-spacing="0.071cm" fo:language="ru" fo:country="RU" fo:font-weight="bold" style:font-weight-asian="bold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size-complex="14pt"/>
    </style:style>
    <style:style style:name="T7" style:family="text">
      <style:text-properties fo:language="ru" fo:country="RU" fo:font-weight="bold" fo:background-color="transparent" loext:char-shading-value="0" style:font-weight-asian="bold" style:font-size-complex="14pt"/>
    </style:style>
    <style:style style:name="T8" style:family="text">
      <style:text-properties fo:language="ru" fo:country="RU" fo:font-weight="bold" fo:background-color="transparent" loext:char-shading-value="0" style:font-weight-asian="bold" style:font-size-complex="14pt"/>
    </style:style>
    <style:style style:name="T9" style:family="text">
      <style:text-properties fo:language="ru" fo:country="RU" style:font-size-complex="14pt"/>
    </style:style>
    <style:style style:name="T10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2pt" style:font-weight-complex="bold"/>
    </style:style>
    <style:style style:name="T12" style:family="text">
      <style:text-properties fo:language="ru" fo:country="RU" fo:font-style="italic" style:font-style-asian="italic"/>
    </style:style>
    <style:style style:name="T13" style:family="text">
      <style:text-properties fo:language="ru" fo:country="RU" officeooo:rsid="000b8820"/>
    </style:style>
    <style:style style:name="T14" style:family="text">
      <style:text-properties fo:language="ru" fo:country="RU" officeooo:rsid="000b8820" fo:background-color="#ffff00" loext:char-shading-value="0"/>
    </style:style>
    <style:style style:name="T15" style:family="text">
      <style:text-properties fo:language="ru" fo:country="RU" fo:background-color="transparent" loext:char-shading-value="0"/>
    </style:style>
    <style:style style:name="T16" style:family="text">
      <style:text-properties fo:language="ru" fo:country="RU" officeooo:rsid="000b8820" fo:background-color="transparent" loext:char-shading-value="0"/>
    </style:style>
    <style:style style:name="T17" style:family="text">
      <style:text-properties fo:language="ru" fo:country="RU" officeooo:rsid="000b8820" fo:background-color="transparent" loext:char-shading-value="0"/>
    </style:style>
    <style:style style:name="T18" style:family="text">
      <style:text-properties fo:language="ru" fo:country="RU" fo:background-color="transparent" loext:char-shading-value="0"/>
    </style:style>
    <style:style style:name="T19" style:family="text">
      <style:text-properties fo:font-weight="bold" style:font-weight-asian="bold" style:font-size-complex="14pt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tyle-complex="italic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2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anguage-asian="ru" style:country-asian="RU" style:font-weight-asian="bold" style:font-size-complex="14pt" style:font-style-complex="italic"/>
    </style:style>
    <style:style style:name="T24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language-asian="ru" style:country-asian="RU"/>
    </style:style>
    <style:style style:name="T2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language-asian="ru" style:country-asian="RU" style:font-style-complex="italic"/>
    </style:style>
    <style:style style:name="T26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#ffff00" loext:char-shading-value="0" style:language-asian="ru" style:country-asian="RU" style:font-style-complex="italic"/>
    </style:style>
    <style:style style:name="T27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#ffff00" loext:char-shading-value="0" style:language-asian="ru" style:country-asian="RU"/>
    </style:style>
    <style:style style:name="T28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29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0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1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2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3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4" style:family="text">
      <style:text-properties style:use-window-font-color="true" fo:font-size="11pt" fo:background-color="#ffff00" loext:char-shading-value="0" style:font-size-asian="11pt" style:language-asian="ru" style:country-asian="RU" style:font-size-complex="11pt"/>
    </style:style>
    <style:style style:name="T35" style:family="text">
      <style:text-properties style:use-window-font-color="true" fo:background-color="#ffff00" loext:char-shading-value="0" style:language-asian="ru" style:country-asian="RU"/>
    </style:style>
    <style:style style:name="T36" style:family="text">
      <style:text-properties style:use-window-font-color="true" officeooo:rsid="000b8820" fo:background-color="#ffff00" loext:char-shading-value="0" style:language-asian="ru" style:country-asian="RU"/>
    </style:style>
    <style:style style:name="T37" style:family="text">
      <style:text-properties style:use-window-font-color="true" style:language-asian="ru" style:country-asian="RU"/>
    </style:style>
    <style:style style:name="T38" style:family="text">
      <style:text-properties style:use-window-font-color="true" fo:background-color="transparent" loext:char-shading-value="0" style:language-asian="ru" style:country-asian="RU"/>
    </style:style>
    <style:style style:name="T39" style:family="text">
      <style:text-properties style:use-window-font-color="true" officeooo:rsid="000b8820" fo:background-color="transparent" loext:char-shading-value="0" style:language-asian="ru" style:country-asian="RU"/>
    </style:style>
    <style:style style:name="T40" style:family="text">
      <style:text-properties style:use-window-font-color="true" officeooo:rsid="000b8820" fo:background-color="transparent" loext:char-shading-value="0" style:language-asian="ru" style:country-asian="RU"/>
    </style:style>
    <style:style style:name="T41" style:family="text">
      <style:text-properties style:use-window-font-color="true" fo:background-color="transparent" loext:char-shading-value="0" style:language-asian="ru" style:country-asian="RU"/>
    </style:style>
    <style:style style:name="T42" style:family="text">
      <style:text-properties style:language-asian="ru" style:country-asian="RU"/>
    </style:style>
    <style:style style:name="T43" style:family="text">
      <style:text-properties style:language-asian="ru" style:country-asian="RU" style:font-style-complex="italic"/>
    </style:style>
    <style:style style:name="T44" style:family="text">
      <style:text-properties officeooo:rsid="000b8820" style:language-asian="ru" style:country-asian="RU"/>
    </style:style>
    <style:style style:name="T45" style:family="text">
      <style:text-properties style:font-size-complex="14pt"/>
    </style:style>
    <style:style style:name="T46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tyle-complex="italic"/>
    </style:style>
    <style:style style:name="T47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48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49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/>
    </style:style>
    <style:style style:name="T50" style:family="text">
      <style:text-properties fo:font-size="11pt" fo:language="ru" fo:country="RU" style:font-size-asian="11pt" style:font-size-complex="11pt" style:font-weight-complex="bold"/>
    </style:style>
    <style:style style:name="T51" style:family="text">
      <style:text-properties fo:font-style="normal" style:language-asian="ru" style:country-asian="RU" style:font-style-asian="normal"/>
    </style:style>
    <style:style style:name="T52" style:family="text">
      <style:text-properties fo:background-color="#ffff00" loext:char-shading-value="0"/>
    </style:style>
    <style:style style:name="T53" style:family="text">
      <style:text-properties fo:background-color="#ffff00" loext:char-shading-value="0" style:language-asian="ru" style:country-asian="RU"/>
    </style:style>
    <style:style style:name="T54" style:family="text">
      <style:text-properties officeooo:rsid="000b8820" fo:background-color="#ffff00" loext:char-shading-value="0" style:language-asian="ru" style:country-asian="RU"/>
    </style:style>
    <style:style style:name="T55" style:family="text">
      <style:text-properties fo:color="#000000" officeooo:rsid="00138382" fo:background-color="transparent" loext:char-shading-value="0" style:language-asian="ru" style:country-asian="RU"/>
    </style:style>
    <style:style style:name="T56" style:family="text">
      <style:text-properties fo:color="#000000" fo:language="ru" fo:country="RU" style:text-underline-style="solid" style:text-underline-width="auto" style:text-underline-color="font-color" fo:font-weight="normal" officeooo:rsid="0014ace8" style:text-underline-mode="continuous" style:text-overline-mode="continuous" style:text-line-through-mode="continuous" fo:background-color="transparent" loext:char-shading-value="0" style:language-asian="ru" style:country-asian="RU" style:font-weight-asian="normal" style:font-size-complex="14pt" style:font-style-complex="italic" style:font-weight-complex="normal"/>
    </style:style>
    <style:style style:name="T57" style:family="text">
      <style:text-properties fo:background-color="transparent" loext:char-shading-value="0" style:language-asian="ru" style:country-asian="RU"/>
    </style:style>
    <style:style style:name="T58" style:family="text">
      <style:text-properties officeooo:rsid="000b8820" fo:background-color="transparent" loext:char-shading-value="0" style:language-asian="ru" style:country-asian="RU"/>
    </style:style>
    <style:style style:name="T59" style:family="text">
      <style:text-properties officeooo:rsid="000b8820" fo:background-color="transparent" loext:char-shading-value="0" style:language-asian="ru" style:country-asian="RU"/>
    </style:style>
    <style:style style:name="T60" style:family="text">
      <style:text-properties fo:background-color="transparent" loext:char-shading-value="0" style:language-asian="ru" style:country-asian="RU" style:font-style-complex="italic"/>
    </style:style>
    <style:style style:name="T61" style:family="text">
      <style:text-properties fo:background-color="transparent" loext:char-shading-value="0" style:language-asian="ru" style:country-asian="RU" style:font-style-complex="italic"/>
    </style:style>
    <style:style style:name="T62" style:family="text">
      <style:text-properties fo:background-color="transparent" loext:char-shading-value="0" style:language-asian="ru" style:country-asian="RU"/>
    </style:style>
    <style:style style:name="T63" style:family="text">
      <style:text-properties fo:background-color="transparent" loext:char-shading-value="0" style:font-size-complex="14pt"/>
    </style:style>
    <style:style style:name="T64" style:family="text">
      <style:text-properties fo:background-color="transparent" loext:char-shading-value="0" style:font-size-complex="14pt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Основной_20_шрифт_20_абзаца"><text:span text:style-name="T1">Министерство образования и науки Российской Федерации</text:span></text:span></text:p>
      <text:p text:style-name="Subtitle"><text:span text:style-name="Основной_20_шрифт_20_абзаца"><text:span text:style-name="T2">федеральное государственное автономное образовательное учреждение высшего образования </text:span></text:span></text:p>
      <text:p text:style-name="P1">“САНКТ-ПЕТЕРБУРГСКИЙ НАЦИОНАЛЬНЫЙ ИССЛЕДОВАТЕЛЬСКИЙ </text:p>
      <text:p text:style-name="P1">УНИВЕРСИТЕТ ИНФОРМАЦИОННЫХ ТЕХНОЛОГИЙ, </text:p>
      <text:p text:style-name="P2"><text:span text:style-name="Основной_20_шрифт_20_абзаца"><text:span text:style-name="T3">МЕХАНИКИ И ОПТИКИ”</text:span></text:span></text:p>
      <text:p text:style-name="P5"/>
      <text:p text:style-name="P2"><text:span text:style-name="Основной_20_шрифт_20_абзаца"><text:span text:style-name="T4">ОТЗЫВ РУКОВОДИТЕЛЯ</text:span></text:span></text:p>
      <text:p text:style-name="P5">О ВЫПУСКНОЙ КВАЛИФИКАЦИОННОЙ РАБОТЕ</text:p>
      <text:p text:style-name="P7"/>
      <text:p text:style-name="P8"><text:span text:style-name="Основной_20_шрифт_20_абзаца"><text:span text:style-name="T6">Студент</text:span></text:span><text:span text:style-name="Основной_20_шрифт_20_абзаца"><text:span text:style-name="T19"> </text:span></text:span><text:span text:style-name="FillIn"><text:span text:style-name="T20"><text:tab/></text:span></text:span><text:span text:style-name="Highlight"><text:span text:style-name="T30">Хованский</text:span></text:span><text:span text:style-name="Highlight"><text:span text:style-name="T33"> </text:span></text:span><text:span text:style-name="Highlight"><text:span text:style-name="T30">В</text:span></text:span><text:span text:style-name="Highlight"><text:span text:style-name="T33">.</text:span></text:span><text:span text:style-name="Highlight"><text:span text:style-name="T30">С</text:span></text:span><text:span text:style-name="Highlight"><text:span text:style-name="T33">.</text:span></text:span><text:span text:style-name="FillIn"><text:span text:style-name="T22"><text:tab/></text:span></text:span><text:span text:style-name="FillIn"><text:span text:style-name="T61"> </text:span></text:span><text:span text:style-name="Основной_20_шрифт_20_абзаца"><text:span text:style-name="T8">Группа</text:span></text:span><text:span text:style-name="Основной_20_шрифт_20_абзаца"><text:span text:style-name="T64"> </text:span></text:span><text:span text:style-name="FillIn"><text:span text:style-name="T48"> M</text:span></text:span><text:span text:style-name="FillIn"><text:span text:style-name="T22">423</text:span></text:span><text:span text:style-name="Highlight"><text:span text:style-name="T32">6c</text:span></text:span><text:span text:style-name="FillIn"><text:span text:style-name="T48"> </text:span></text:span><text:span text:style-name="Основной_20_шрифт_20_абзаца"><text:span text:style-name="T8"> </text:span></text:span><text:span text:style-name="Основной_20_шрифт_20_абзаца"><text:span text:style-name="T6">Кафедра</text:span></text:span><text:span text:style-name="Основной_20_шрифт_20_абзаца"><text:span text:style-name="T19"> </text:span></text:span><text:span text:style-name="FillIn"><text:span text:style-name="T20"> КТ </text:span></text:span><text:span text:style-name="Основной_20_шрифт_20_абзаца"><text:span text:style-name="T9"> </text:span></text:span><text:span text:style-name="Основной_20_шрифт_20_абзаца"><text:span text:style-name="T6">Факультет</text:span></text:span><text:span text:style-name="Основной_20_шрифт_20_абзаца"><text:span text:style-name="T19"> </text:span></text:span><text:span text:style-name="FillIn"><text:span text:style-name="T20"> ИТиП</text:span></text:span></text:p>
      <text:p text:style-name="P9"><text:span text:style-name="Основной_20_шрифт_20_абзаца"><text:span text:style-name="T6">Квалификация</text:span></text:span><text:span text:style-name="Основной_20_шрифт_20_абзаца"><text:span text:style-name="T45"> </text:span></text:span><text:span text:style-name="FillIn"><text:span text:style-name="T20"><text:tab/>Магистр<text:tab/></text:span></text:span></text:p>
      <text:p text:style-name="P10"><text:span text:style-name="Основной_20_шрифт_20_абзаца"><text:span text:style-name="T6">Направление (специальность)</text:span></text:span><text:span text:style-name="Основной_20_шрифт_20_абзаца"><text:span text:style-name="T9"> </text:span></text:span><text:span text:style-name="FillIn"><text:span text:style-name="T20"><text:tab/>01.04.02</text:span></text:span><text:span text:style-name="FillIn"><text:span text:style-name="T46"> </text:span></text:span><text:span text:style-name="FillIn"><text:span text:style-name="T20">Прикладная математика и информатика</text:span></text:span></text:p>
      <text:p text:style-name="P11"><text:span text:style-name="Основной_20_шрифт_20_абзаца"><text:span text:style-name="T6">Направленность (профиль)</text:span></text:span><text:span text:style-name="Основной_20_шрифт_20_абзаца"><text:span text:style-name="T9"> </text:span></text:span><text:span text:style-name="FillIn"><text:span text:style-name="T20"><text:tab/></text:span></text:span><text:span text:style-name="Основной_20_шрифт_20_абзаца"><text:span text:style-name="T11">Технологии проектирования и разработки <text:line-break/>программного обеспечения<text:tab/></text:span></text:span></text:p>
      <text:p text:style-name="P28"><text:span text:style-name="Основной_20_шрифт_20_абзаца"><text:span text:style-name="T6">Наименование темы: </text:span></text:span><text:span text:style-name="FillIn"><text:span text:style-name="T23"> </text:span></text:span><text:span text:style-name="Основной_20_шрифт_20_абзаца"><text:span text:style-name="T56">Быстрый адаптивный алгоритм поиска маршрутов в транспортной сети</text:span></text:span><text:span text:style-name="FillIn"><text:span text:style-name="T20"><text:tab/></text:span></text:span></text:p>
      <text:p text:style-name="P11"><text:span text:style-name="Основной_20_шрифт_20_абзаца"><text:span text:style-name="T6">Руководитель </text:span></text:span><text:span text:style-name="Highlight"><text:span text:style-name="T27">Корнеев</text:span></text:span><text:span text:style-name="Highlight"><text:span text:style-name="T24"> </text:span></text:span><text:span text:style-name="Highlight"><text:span text:style-name="T27">Г</text:span></text:span><text:span text:style-name="Highlight"><text:span text:style-name="T24">.</text:span></text:span><text:span text:style-name="Highlight"><text:span text:style-name="T27">А</text:span></text:span><text:span text:style-name="Highlight"><text:span text:style-name="T24">., </text:span></text:span><text:span text:style-name="Highlight"><text:span text:style-name="T27">канд. техн. наук</text:span></text:span><text:span text:style-name="Highlight"><text:span text:style-name="T24">, </text:span></text:span><text:span text:style-name="Highlight"><text:span text:style-name="T27">доцент кафедры КТ Университета ИТМО</text:span></text:span><text:span text:style-name="Основной_20_шрифт_20_абзаца"><text:span text:style-name="T49"><text:tab/></text:span></text:span></text:p>
      <text:p>ОЦЕНКА ВЫПУСКНОЙ КВАЛИФИКАЦИОННОЙ РАБО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4"/>
        <table:table-column table:style-name="Таблица1.H"/>
        <table:table-row>
          <table:table-cell table:style-name="Таблица1.A1" table:number-rows-spanned="2" office:value-type="string">
            <text:p text:style-name="P18"/>
          </table:table-cell>
          <table:table-cell table:style-name="Таблица1.B1" table:number-rows-spanned="2" office:value-type="string">
            <text:p text:style-name="P18">№</text:p>
          </table:table-cell>
          <table:table-cell table:style-name="Таблица1.C1" table:number-rows-spanned="2" office:value-type="string">
            <text:p text:style-name="P18">Показатели</text:p>
          </table:table-cell>
          <table:table-cell table:style-name="Таблица1.D1" table:number-columns-spanned="5" office:value-type="string">
            <text:p text:style-name="P18">Оцен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3</text:p>
          </table:table-cell>
          <table:table-cell table:style-name="Таблица1.G2" office:value-type="string">
            <text:p text:style-name="P18">2</text:p>
          </table:table-cell>
          <table:table-cell table:style-name="Таблица1.H2" office:value-type="string">
            <text:p text:style-name="P18">0*</text:p>
          </table:table-cell>
        </table:table-row>
        <table:table-row>
          <table:table-cell table:style-name="Таблица1.A7" table:number-rows-spanned="5" office:value-type="string">
            <text:p text:style-name="P18">Профессиональная</text:p>
          </table:table-cell>
          <table:table-cell table:style-name="Таблица1.B3" office:value-type="string">
            <text:p text:style-name="P12">1</text:p>
          </table:table-cell>
          <table:table-cell table:style-name="Таблица1.C3" office:value-type="string">
            <text:p text:style-name="P13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1.D3" office:value-type="string">
            <text:p text:style-name="P20"/>
          </table:table-cell>
          <table:table-cell table:style-name="Таблица1.E3" office:value-type="string">
            <text:p text:style-name="P20"/>
          </table:table-cell>
          <table:table-cell table:style-name="Таблица1.F3" office:value-type="string">
            <text:p text:style-name="P20"/>
          </table:table-cell>
          <table:table-cell table:style-name="Таблица1.G3" office:value-type="string">
            <text:p text:style-name="P20"/>
          </table:table-cell>
          <table:table-cell table:style-name="Таблица1.H3" office:value-type="string">
            <text:p text:style-name="P20"/>
          </table:table-cell>
        </table:table-row>
        <table:table-row>
          <table:covered-table-cell/>
          <table:table-cell table:style-name="Таблица1.B4" office:value-type="string">
            <text:p text:style-name="P12">2</text:p>
          </table:table-cell>
          <table:table-cell table:style-name="Таблица1.C4" office:value-type="string">
            <text:p text:style-name="P13">Степень полноты обзора, обобщения, анализа, систематизации</text:p>
          </table:table-cell>
          <table:table-cell table:style-name="Таблица1.D4" office:value-type="string">
            <text:p text:style-name="P20"/>
          </table:table-cell>
          <table:table-cell table:style-name="Таблица1.E4" office:value-type="string">
            <text:p text:style-name="P20"/>
          </table:table-cell>
          <table:table-cell table:style-name="Таблица1.F4" office:value-type="string">
            <text:p text:style-name="P20"/>
          </table:table-cell>
          <table:table-cell table:style-name="Таблица1.G4" office:value-type="string">
            <text:p text:style-name="P20"/>
          </table:table-cell>
          <table:table-cell table:style-name="Таблица1.H4" office:value-type="string">
            <text:p text:style-name="P20"/>
          </table:table-cell>
        </table:table-row>
        <table:table-row>
          <table:covered-table-cell/>
          <table:table-cell table:style-name="Таблица1.B5" office:value-type="string">
            <text:p text:style-name="P12">3</text:p>
          </table:table-cell>
          <table:table-cell table:style-name="Таблица1.C5" office:value-type="string">
            <text:p text:style-name="P13">Степень самостоятельного и творческого участия студента в работе</text:p>
          </table:table-cell>
          <table:table-cell table:style-name="Таблица1.D5" office:value-type="string">
            <text:p text:style-name="P20"/>
          </table:table-cell>
          <table:table-cell table:style-name="Таблица1.E5" office:value-type="string">
            <text:p text:style-name="P20"/>
          </table:table-cell>
          <table:table-cell table:style-name="Таблица1.F5" office:value-type="string">
            <text:p text:style-name="P20"/>
          </table:table-cell>
          <table:table-cell table:style-name="Таблица1.G5" office:value-type="string">
            <text:p text:style-name="P20"/>
          </table:table-cell>
          <table:table-cell table:style-name="Таблица1.H5" office:value-type="string">
            <text:p text:style-name="P20"/>
          </table:table-cell>
        </table:table-row>
        <table:table-row>
          <table:covered-table-cell/>
          <table:table-cell table:style-name="Таблица1.B6" office:value-type="string">
            <text:p text:style-name="P12">4</text:p>
          </table:table-cell>
          <table:table-cell table:style-name="Таблица1.C6" office:value-type="string">
            <text:p text:style-name="P13">Корректность формулирования цели и задачи исследования и разработки</text:p>
          </table:table-cell>
          <table:table-cell table:style-name="Таблица1.D6" office:value-type="string">
            <text:p text:style-name="P20"/>
          </table:table-cell>
          <table:table-cell table:style-name="Таблица1.E6" office:value-type="string">
            <text:p text:style-name="P20"/>
          </table:table-cell>
          <table:table-cell table:style-name="Таблица1.F6" office:value-type="string">
            <text:p text:style-name="P20"/>
          </table:table-cell>
          <table:table-cell table:style-name="Таблица1.G6" office:value-type="string">
            <text:p text:style-name="P20"/>
          </table:table-cell>
          <table:table-cell table:style-name="Таблица1.H6" office:value-type="string">
            <text:p text:style-name="P20"/>
          </table:table-cell>
        </table:table-row>
        <table:table-row>
          <table:covered-table-cell/>
          <table:table-cell table:style-name="Таблица1.B7" office:value-type="string">
            <text:p text:style-name="P12">5</text:p>
          </table:table-cell>
          <table:table-cell table:style-name="Таблица1.C7" office:value-type="string">
            <text:p text:style-name="P13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Таблица1.D7" office:value-type="string">
            <text:p text:style-name="P20"/>
          </table:table-cell>
          <table:table-cell table:style-name="Таблица1.E7" office:value-type="string">
            <text:p text:style-name="P20"/>
          </table:table-cell>
          <table:table-cell table:style-name="Таблица1.F7" office:value-type="string">
            <text:p text:style-name="P20"/>
          </table:table-cell>
          <table:table-cell table:style-name="Таблица1.G7" office:value-type="string">
            <text:p text:style-name="P20"/>
          </table:table-cell>
          <table:table-cell table:style-name="Таблица1.H7" office:value-type="string">
            <text:p text:style-name="P20"/>
          </table:table-cell>
        </table:table-row>
        <table:table-row>
          <table:table-cell table:style-name="Таблица1.A10" table:number-rows-spanned="3" office:value-type="string">
            <text:p text:style-name="P14">Справочно-информационная</text:p>
          </table:table-cell>
          <table:table-cell table:style-name="Таблица1.B8" office:value-type="string">
            <text:p text:style-name="P12">6</text:p>
          </table:table-cell>
          <table:table-cell table:style-name="Таблица1.C8" office:value-type="string">
            <text:p text:style-name="P13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Таблица1.D8" office:value-type="string">
            <text:p text:style-name="P20"/>
          </table:table-cell>
          <table:table-cell table:style-name="Таблица1.E8" office:value-type="string">
            <text:p text:style-name="P20"/>
          </table:table-cell>
          <table:table-cell table:style-name="Таблица1.F8" office:value-type="string">
            <text:p text:style-name="P20"/>
          </table:table-cell>
          <table:table-cell table:style-name="Таблица1.G8" office:value-type="string">
            <text:p text:style-name="P20"/>
          </table:table-cell>
          <table:table-cell table:style-name="Таблица1.H8" office:value-type="string">
            <text:p text:style-name="P20"/>
          </table:table-cell>
        </table:table-row>
        <table:table-row>
          <table:covered-table-cell/>
          <table:table-cell table:style-name="Таблица1.B9" office:value-type="string">
            <text:p text:style-name="P12">7</text:p>
          </table:table-cell>
          <table:table-cell table:style-name="Таблица1.C9" office:value-type="string">
            <text:p text:style-name="P3"><text:span text:style-name="Основной_20_шрифт_20_абзаца"><text:span text:style-name="T50">Использование современных пакетов компьютерных программ и технологий</text:span></text:span></text:p>
          </table:table-cell>
          <table:table-cell table:style-name="Таблица1.D9" office:value-type="string">
            <text:p text:style-name="P20"/>
          </table:table-cell>
          <table:table-cell table:style-name="Таблица1.E9" office:value-type="string">
            <text:p text:style-name="P20"/>
          </table:table-cell>
          <table:table-cell table:style-name="Таблица1.F9" office:value-type="string">
            <text:p text:style-name="P20"/>
          </table:table-cell>
          <table:table-cell table:style-name="Таблица1.G9" office:value-type="string">
            <text:p text:style-name="P20"/>
          </table:table-cell>
          <table:table-cell table:style-name="Таблица1.H9" office:value-type="string">
            <text:p text:style-name="P20"/>
          </table:table-cell>
        </table:table-row>
        <table:table-row>
          <table:covered-table-cell/>
          <table:table-cell table:style-name="Таблица1.B10" office:value-type="string">
            <text:p text:style-name="P12">8</text:p>
          </table:table-cell>
          <table:table-cell table:style-name="Таблица1.C10" office:value-type="string">
            <text:p text:style-name="P13">Наличие публикаций, участие в н.-т. конференциях, награды за участие в конкурсах</text:p>
          </table:table-cell>
          <table:table-cell table:style-name="Таблица1.D10" office:value-type="string">
            <text:p text:style-name="P20"/>
          </table:table-cell>
          <table:table-cell table:style-name="Таблица1.E10" office:value-type="string">
            <text:p text:style-name="P20"/>
          </table:table-cell>
          <table:table-cell table:style-name="Таблица1.F10" office:value-type="string">
            <text:p text:style-name="P20"/>
          </table:table-cell>
          <table:table-cell table:style-name="Таблица1.G10" office:value-type="string">
            <text:p text:style-name="P20"/>
          </table:table-cell>
          <table:table-cell table:style-name="Таблица1.H10" office:value-type="string">
            <text:p text:style-name="P20"/>
          </table:table-cell>
        </table:table-row>
        <table:table-row table:style-name="Таблица1.11">
          <table:table-cell table:style-name="Таблица1.A13" table:number-rows-spanned="3" office:value-type="string">
            <text:p text:style-name="P18">Оформительская</text:p>
          </table:table-cell>
          <table:table-cell table:style-name="Таблица1.B11" office:value-type="string">
            <text:p text:style-name="P12">9</text:p>
          </table:table-cell>
          <table:table-cell table:style-name="Таблица1.C11" office:value-type="string">
            <text:p text:style-name="P13">Ясность, четкость, последовательность и обоснованность изложения текста ВКР</text:p>
          </table:table-cell>
          <table:table-cell table:style-name="Таблица1.D11" office:value-type="string">
            <text:p text:style-name="P20"/>
          </table:table-cell>
          <table:table-cell table:style-name="Таблица1.E11" office:value-type="string">
            <text:p text:style-name="P20"/>
          </table:table-cell>
          <table:table-cell table:style-name="Таблица1.F11" office:value-type="string">
            <text:p text:style-name="P20"/>
          </table:table-cell>
          <table:table-cell table:style-name="Таблица1.G11" office:value-type="string">
            <text:p text:style-name="P20"/>
          </table:table-cell>
          <table:table-cell table:style-name="Таблица1.H11" office:value-type="string">
            <text:p text:style-name="P20"/>
          </table:table-cell>
        </table:table-row>
        <table:table-row table:style-name="Таблица1.12">
          <table:covered-table-cell/>
          <table:table-cell table:style-name="Таблица1.B12" office:value-type="string">
            <text:p text:style-name="P12">10</text:p>
            <text:p text:style-name="P12"/>
          </table:table-cell>
          <table:table-cell table:style-name="Таблица1.C12" office:value-type="string">
            <text:p text:style-name="P13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Таблица1.D12" office:value-type="string">
            <text:p text:style-name="P20"/>
          </table:table-cell>
          <table:table-cell table:style-name="Таблица1.E12" office:value-type="string">
            <text:p text:style-name="P20"/>
          </table:table-cell>
          <table:table-cell table:style-name="Таблица1.F12" office:value-type="string">
            <text:p text:style-name="P20"/>
          </table:table-cell>
          <table:table-cell table:style-name="Таблица1.G12" office:value-type="string">
            <text:p text:style-name="P20"/>
          </table:table-cell>
          <table:table-cell table:style-name="Таблица1.H12" office:value-type="string">
            <text:p text:style-name="P20"/>
          </table:table-cell>
        </table:table-row>
        <table:table-row>
          <table:covered-table-cell/>
          <table:table-cell table:style-name="Таблица1.B13" office:value-type="string">
            <text:p text:style-name="P12">11</text:p>
          </table:table-cell>
          <table:table-cell table:style-name="Таблица1.C13" office:value-type="string">
            <text:p text:style-name="P13">Объем и качество выполнения графического материала, его соответствие тексту записки и стандартам</text:p>
          </table:table-cell>
          <table:table-cell table:style-name="Таблица1.D13" office:value-type="string">
            <text:p text:style-name="P20"/>
          </table:table-cell>
          <table:table-cell table:style-name="Таблица1.E13" office:value-type="string">
            <text:p text:style-name="P20"/>
          </table:table-cell>
          <table:table-cell table:style-name="Таблица1.F13" office:value-type="string">
            <text:p text:style-name="P20"/>
          </table:table-cell>
          <table:table-cell table:style-name="Таблица1.G13" office:value-type="string">
            <text:p text:style-name="P20"/>
          </table:table-cell>
          <table:table-cell table:style-name="Таблица1.H13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B14" table:number-columns-spanned="2" office:value-type="string">
            <text:p text:style-name="P19">Итоговая оценка</text:p>
          </table:table-cell>
          <table:covered-table-cell/>
          <table:table-cell table:style-name="Таблица1.D14" table:number-columns-spanned="5" office:value-type="string">
            <text:p text:style-name="P22"><text:span text:style-name="Highlight"><text:span text:style-name="T34">оценка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1">* - не оценивается (трудно оценить)</text:p>
      <text:p text:style-name="P23"><text:span text:style-name="Основной_20_шрифт_20_абзаца"><text:span text:style-name="T6">Отмеченные достоинства:</text:span></text:span></text:p>
      <text:list xml:id="list250883755034138271" text:style-name="L1">
        <text:list-item>
          <text:p text:style-name="P25"><text:span text:style-name="Highlight"><text:span text:style-name="T35">Достоинство 1</text:span></text:span></text:p>
        </text:list-item>
        <text:list-item>
          <text:p text:style-name="P25"><text:span text:style-name="Highlight"><text:span text:style-name="T35">Достоинство 2<text:line-break/><text:line-break/><text:line-break/></text:span></text:span></text:p>
        </text:list-item>
        <text:list-item>
          <text:p text:style-name="P25"><text:span text:style-name="Highlight"><text:span text:style-name="T35">Итого 2-5 достоинств, 5-10 строк</text:span></text:span></text:p>
        </text:list-item>
      </text:list>
      <text:p text:style-name="P24"><text:span text:style-name="Основной_20_шрифт_20_абзаца"><text:span text:style-name="T6">Отмеченные недостатки:</text:span></text:span></text:p>
      <text:list xml:id="list1626763945063767825" text:style-name="L2">
        <text:list-item>
          <text:p text:style-name="P26"><text:span text:style-name="Highlight"><text:span text:style-name="T35">Недостаток 1<text:line-break/></text:span></text:span></text:p>
        </text:list-item>
        <text:list-item>
          <text:p text:style-name="P26"><text:span text:style-name="Highlight"><text:span text:style-name="T35">Итого 1-3 недостатка, 3-5 строк</text:span></text:span></text:p>
        </text:list-item>
      </text:list>
      <text:p text:style-name="P6"/>
      <text:p text:style-name="P27"><text:span text:style-name="Основной_20_шрифт_20_абзаца"><text:span text:style-name="T6">Заключение</text:span></text:span><text:span text:style-name="Основной_20_шрифт_20_абзаца"><text:span text:style-name="T9">: </text:span></text:span><text:span text:style-name="Основной_20_шрифт_20_абзаца"><text:span text:style-name="T45">c</text:span></text:span><text:span text:style-name="FillIn"><text:span text:style-name="T51">читаю, что ВКР студента</text:span></text:span><text:span text:style-name="FillIn"><text:span text:style-name="T42"> </text:span></text:span><text:span text:style-name="FillIn"><text:span text:style-name="T59">Хованского</text:span></text:span><text:span text:style-name="Highlight"><text:span text:style-name="T41"> </text:span></text:span><text:span text:style-name="Highlight"><text:span text:style-name="T40">В</text:span></text:span><text:span text:style-name="Highlight"><text:span text:style-name="T41">. </text:span></text:span><text:span text:style-name="Highlight"><text:span text:style-name="T40">С</text:span></text:span><text:span text:style-name="Highlight"><text:span text:style-name="T41">.</text:span></text:span><text:span text:style-name="FillIn"><text:span text:style-name="T42"> </text:span></text:span><text:span text:style-name="FillIn"><text:span text:style-name="T51">на тему «</text:span></text:span><text:span text:style-name="FillIn"><text:span text:style-name="T55">Быстрый адаптивный алгоритм поиска маршрутов в транспортной сети</text:span></text:span><text:span text:style-name="FillIn"><text:span text:style-name="T51">»</text:span></text:span><text:span text:style-name="FillIn"><text:span text:style-name="T42"> </text:span></text:span><text:span text:style-name="Основной_20_шрифт_20_абзаца"><text:span text:style-name="T5">соответствует требованиям Университета ИТМО, предъявляемым к </text:span></text:span><text:span text:style-name="FillIn"><text:span text:style-name="T51">ВКР</text:span></text:span><text:span text:style-name="Основной_20_шрифт_20_абзаца"><text:span text:style-name="T5"> и заслуживает оценки </text:span></text:span><text:span text:style-name="FillIn"><text:span text:style-name="T42">«</text:span></text:span><text:span text:style-name="Highlight"><text:span text:style-name="T35">оценка</text:span></text:span><text:span text:style-name="FillIn"><text:span text:style-name="T42">»</text:span></text:span><text:span text:style-name="Основной_20_шрифт_20_абзаца"><text:span text:style-name="T5">, а её автор присуждения квалификации </text:span></text:span><text:span text:style-name="Основной_20_шрифт_20_абзаца"><text:span text:style-name="T10">магистр</text:span></text:span><text:span text:style-name="Основной_20_шрифт_20_абзаца"><text:span text:style-name="T5"> по направлению подготовки </text:span></text:span><text:span text:style-name="Основной_20_шрифт_20_абзаца"><text:span text:style-name="T12">01.04.02 Прикладная математика и информатика</text:span></text:span><text:span text:style-name="Основной_20_шрифт_20_абзаца"><text:span text:style-name="T5">.</text:span></text:span></text:p>
      <text:p text:style-name="P15"/>
      <text:p text:style-name="P16"><text:span text:style-name="Основной_20_шрифт_20_абзаца"><text:span text:style-name="T5">Руководитель ВКР</text:span></text:span><text:span text:style-name="Основной_20_шрифт_20_абзаца"><text:span text:style-name="T18"><text:tab/> </text:span></text:span><text:span text:style-name="Основной_20_шрифт_20_абзаца"><text:span text:style-name="T17">Г</text:span></text:span><text:span text:style-name="FillIn"><text:span text:style-name="T62">.</text:span></text:span><text:span text:style-name="FillIn"><text:span text:style-name="T59">А</text:span></text:span><text:span text:style-name="FillIn"><text:span text:style-name="T62">. </text:span></text:span><text:span text:style-name="FillIn"><text:span text:style-name="T59">Корнеев</text:span></text:span><text:span text:style-name="Основной_20_шрифт_20_абзаца"><text:span text:style-name="T18">   «____» ________ 201</text:span></text:span><text:span text:style-name="Основной_20_шрифт_20_абзаца"><text:span text:style-name="T17">8</text:span></text:span><text:span text:style-name="Основной_20_шрифт_20_абзаца"><text:span text:style-name="T18"> г.</text:span></text:span></text:p>
      <text:p text:style-name="P16"><text:span text:style-name="Основной_20_шрифт_20_абзаца"><text:span text:style-name="T18">С отзывом ознакомлен<text:tab/> </text:span></text:span><text:span text:style-name="Основной_20_шрифт_20_абзаца"><text:span text:style-name="T17">В</text:span></text:span><text:span text:style-name="FillIn"><text:span text:style-name="T62">.</text:span></text:span><text:span text:style-name="FillIn"><text:span text:style-name="T59">С</text:span></text:span><text:span text:style-name="FillIn"><text:span text:style-name="T62">. </text:span></text:span><text:span text:style-name="FillIn"><text:span text:style-name="T59">Хованский</text:span></text:span><text:span text:style-name="FillIn"><text:span text:style-name="T62"> </text:span></text:span><text:span text:style-name="Основной_20_шрифт_20_абзаца"><text:span text:style-name="T18">  «____» ________ 201</text:span></text:span><text:span text:style-name="Основной_20_шрифт_20_абзаца"><text:span text:style-name="T17">8</text:span></text:span><text:span text:style-name="Основной_20_шрифт_20_абзаца"><text:span text:style-name="T18"> г.</text:span></text:span></text:p>
      <text:p text:style-name="P16"><text:span text:style-name="Основной_20_шрифт_20_абзаца"><text:span text:style-name="T18">Принято Секретарь ГЭК<text:tab/> </text:span></text:span><text:span text:style-name="FillIn"><text:span text:style-name="T62">О.Н. Павлова</text:span></text:span><text:span text:style-name="Основной_20_шрифт_20_абзаца"><text:span text:style-name="T18">   «____» ________ 201</text:span></text:span><text:span text:style-name="Основной_20_шрифт_20_абзаца"><text:span text:style-name="T17">8</text:span></text:span><text:span text:style-name="Основной_20_шрифт_20_абзаца"><text:span text:style-name="T18"> г.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end" style:justify-single-word="false" fo:hyphenation-ladder-count="no-limit" fo:keep-with-next="always"/>
      <style:text-properties fo:language="ru" fo:country="RU" style:font-size-complex="12pt" fo:hyphenate="false"/>
    </style:style>
    <style:style style:name="Обычный" style:family="paragraph">
      <style:paragraph-properties fo:line-height="150%" fo:text-align="justify" style:justify-single-word="false" fo:hyphenation-ladder-count="no-limit"/>
      <style:text-properties fo:font-size="14pt" fo:language="en" fo:country="US" style:font-size-asian="14pt" fo:hyphenate="false"/>
    </style:style>
    <style:style style:name="Caption" style:family="paragraph" style:parent-style-name="Обычный" style:class="extra">
      <style:paragraph-properties fo:margin-top="0.494cm" fo:margin-bottom="0cm" loext:contextual-spacing="false" fo:line-height="100%" fo:text-align="center" style:justify-single-word="false" fo:hyphenation-ladder-count="no-limit"/>
      <style:text-properties fo:text-transform="uppercase" fo:font-size="12pt" fo:language="ru" fo:country="RU" fo:font-weight="bold" style:font-size-asian="12pt" style:font-weight-asian="bold" style:font-size-complex="12pt" fo:hyphenate="false"/>
    </style:style>
    <style:style style:name="НоCf0мальный" style:family="paragraph">
      <style:paragraph-properties fo:hyphenation-ladder-count="no-limit"/>
      <style:text-properties fo:language="en" fo:country="US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" style:family="paragraph" style:parent-style-name="Обычный" style:class="extra">
      <style:paragraph-properties fo:line-height="100%" fo:hyphenation-ladder-count="no-limit"/>
      <style:text-properties fo:font-size="12pt" fo:language="ru" fo:country="RU" style:font-size-asian="12pt" style:font-size-complex="12pt" fo:hyphenate="false"/>
    </style:style>
    <style:style style:name="TableContents" style:family="paragraph" style:parent-style-name="Обычный">
      <style:paragraph-properties fo:line-height="100%" fo:text-align="start" style:justify-single-word="false" fo:hyphenation-ladder-count="no-limit" style:text-autospace="none">
        <style:tab-stops>
          <style:tab-stop style:position="17.501cm"/>
        </style:tab-stops>
      </style:paragraph-properties>
      <style:text-properties fo:font-size="10pt" fo:language="ru" fo:country="RU" style:font-size-asian="10pt" fo:hyphenate="false"/>
    </style:style>
    <style:style style:name="Subtitle" style:family="paragraph" style:parent-style-name="Обычный" style:next-style-name="Text_20_body" style:class="chapter">
      <style:paragraph-properties fo:text-align="center" style:justify-single-word="false" fo:hyphenation-ladder-count="no-limit"/>
      <style:text-properties fo:font-size="13pt" fo:language="ru" fo:country="RU" fo:font-weight="bold" style:font-size-asian="13pt" style:language-asian="ar" style:country-asian="SA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Название_20_Знак" style:display-name="Название Знак" style:family="text" style:parent-style-name="Основной_20_шрифт_20_абзаца">
      <style:text-properties fo:text-transform="uppercas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FillIn" style:family="text">
      <style:text-properties fo:language="ru" fo:country="RU" fo:font-style="italic" style:font-style-asian="italic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Пояснение" style:family="text" style:parent-style-name="Основной_20_шрифт_20_абзаца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3pt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fo:language="en" fo:country="US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.501cm" fo:margin-left="2cm" fo:margin-right="1.24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ПбНИУ ИТМО</dc:title>
    <dc:description/>
    <dc:subject/>
    <meta:initial-creator>Корнеев Георгий Александрович</meta:initial-creator>
    <meta:creation-date>2018-05-24T17:59:00Z</meta:creation-date>
    <dc:date>2018-05-24T23:24:04.213073515</dc:date>
    <meta:print-date>2013-06-05T09:04:00Z</meta:print-date>
    <meta:editing-cycles>6</meta:editing-cycles>
    <meta:editing-duration>PT5M</meta:editing-duration>
    <meta:document-statistic meta:table-count="1" meta:image-count="0" meta:object-count="0" meta:page-count="2" meta:paragraph-count="61" meta:word-count="316" meta:character-count="2615" meta:non-whitespace-character-count="2333"/>
    <meta:template xlink:type="simple" xlink:actuate="onRequest" xlink:title="" xlink:href="Normal.dotm"/>
  </office:meta>
</office:document-meta>
</file>